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9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9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9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9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9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9992" calcext:value-type="float">
            <text:p>70.0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9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9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7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7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7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7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6456" calcext:value-type="float">
            <text:p>71.4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3903</text:p>
          </table:table-cell>
          <table:table-cell office:value-type="string" calcext:value-type="string">
            <text:p>Mendota Quad</text:p>
          </table:table-cell>
          <table:table-cell office:value-type="string" calcext:value-type="string">
            <text:p>197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